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14f306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loext:graphic-properties draw:fill="none"/>
      <style:paragraph-properties fo:text-align="start" style:justify-single-word="false" fo:background-color="transparent"/>
      <style:text-properties fo:font-weight="bold" officeooo:paragraph-rsid="0011b7bc" style:font-weight-asian="bold" style:font-weight-complex="bold"/>
    </style:style>
    <style:style style:name="P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1" fo:font-weight="normal" officeooo:rsid="0014f306" officeooo:paragraph-rsid="0014f306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24pt" fo:font-weight="bold" style:font-size-asian="21pt" style:font-weight-asian="bold" style:font-size-complex="24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bold" officeooo:paragraph-rsid="0013250e" style:font-weight-asian="bold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fo:font-weight="bold" officeooo:paragraph-rsid="0013250e" style:font-weight-asian="bold" style:font-weight-complex="bold"/>
    </style:style>
    <style:style style:name="P8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font-weight="bold" officeooo:paragraph-rsid="0011b7bc" style:font-weight-asian="bold" style:font-weight-complex="bold"/>
    </style:style>
    <style:style style:name="P9" style:family="paragraph" style:parent-style-name="Standard">
      <loext:graphic-properties draw:fill="none"/>
      <style:paragraph-properties fo:text-align="start" style:justify-single-word="false" fo:background-color="transparent"/>
      <style:text-properties fo:font-weight="bold" officeooo:paragraph-rsid="001a6fa2" style:font-weight-asian="bold" style:font-weight-complex="bold"/>
    </style:style>
    <style:style style:name="P10" style:family="paragraph" style:parent-style-name="Standard">
      <loext:graphic-properties draw:fill="none"/>
      <style:paragraph-properties fo:text-align="center" style:justify-single-word="false" fo:background-color="transparent"/>
      <style:text-properties fo:font-weight="bold" officeooo:paragraph-rsid="001a6fa2" style:font-weight-asian="bold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font-weight="normal" officeooo:rsid="0013250e" officeooo:paragraph-rsid="0013250e" style:font-weight-asian="normal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fo:font-weight="normal" officeooo:paragraph-rsid="0011b7bc" style:font-weight-asian="normal" style:font-weight-complex="normal"/>
    </style:style>
    <style:style style:name="P13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font-weight="normal" officeooo:paragraph-rsid="0011b7bc" style:font-weight-asian="normal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officeooo:paragraph-rsid="0011b7bc"/>
    </style:style>
    <style:style style:name="P15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1a6fa2"/>
    </style:style>
    <style:style style:name="P16" style:family="paragraph" style:parent-style-name="Standard" style:list-style-name="L4">
      <style:paragraph-properties fo:text-align="start" style:justify-single-word="false"/>
      <style:text-properties style:font-name="Liberation Serif1" fo:font-weight="normal" officeooo:rsid="000f0d41" officeooo:paragraph-rsid="0011b7bc" style:font-weight-asian="normal" style:font-weight-complex="normal"/>
    </style:style>
    <style:style style:name="P17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Liberation Serif1" fo:font-weight="bold" officeooo:rsid="0014f306" officeooo:paragraph-rsid="0014f306" style:font-weight-asian="bold" style:font-weight-complex="bold"/>
    </style:style>
    <style:style style:name="P1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1" fo:font-size="14pt" fo:font-weight="bold" officeooo:rsid="0014f306" officeooo:paragraph-rsid="001a6fa2" style:font-size-asian="12.25pt" style:font-weight-asian="bold" style:font-size-complex="14pt" style:font-weight-complex="bold"/>
    </style:style>
    <style:style style:name="P19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Liberation Serif1" fo:font-size="14pt" fo:font-weight="bold" officeooo:rsid="0014f306" officeooo:paragraph-rsid="001a6fa2" style:font-size-asian="12.25pt" style:font-weight-asian="bold" style:font-size-complex="14pt" style:font-weight-complex="bold"/>
    </style:style>
    <style:style style:name="P2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1" fo:font-size="14pt" fo:font-weight="normal" officeooo:rsid="0014f306" officeooo:paragraph-rsid="001a6fa2" style:font-size-asian="12.25pt" style:font-weight-asian="normal" style:font-size-complex="14pt" style:font-weight-complex="normal"/>
    </style:style>
    <style:style style:name="P21" style:family="paragraph" style:parent-style-name="Standard" style:list-style-name="L3" style:master-page-name="">
      <loext:graphic-properties draw:fill="none"/>
      <style:paragraph-properties fo:text-align="start" style:justify-single-word="false" style:page-number="auto" fo:background-color="transparent"/>
      <style:text-properties fo:font-weight="bold" officeooo:paragraph-rsid="000e6161" style:font-weight-asian="bold" style:font-weight-complex="bold"/>
    </style:style>
    <style:style style:name="P22" style:family="paragraph" style:parent-style-name="Standard" style:list-style-name="L4" style:master-page-name="">
      <style:paragraph-properties fo:text-align="start" style:justify-single-word="false" style:page-number="auto"/>
      <style:text-properties fo:font-weight="normal" officeooo:paragraph-rsid="0011b7b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3250e" style:font-weight-asian="normal" style:font-weight-complex="normal"/>
    </style:style>
    <style:style style:name="T4" style:family="text">
      <style:text-properties style:font-name="Liberation Serif1" fo:font-weight="normal" officeooo:rsid="000f0d41" style:font-weight-asian="normal" style:font-weight-complex="normal"/>
    </style:style>
    <style:style style:name="T5" style:family="text">
      <style:text-properties style:font-name="Liberation Serif1" fo:font-weight="normal" officeooo:rsid="0014f306" style:font-weight-asian="normal" style:font-weight-complex="normal"/>
    </style:style>
    <style:style style:name="T6" style:family="text">
      <style:text-properties style:font-name="Liberation Serif1" fo:font-weight="normal" officeooo:rsid="00158f89" style:font-weight-asian="normal" style:font-weight-complex="normal"/>
    </style:style>
    <style:style style:name="T7" style:family="text">
      <style:text-properties style:font-name="Liberation Serif1" officeooo:rsid="0014f306"/>
    </style:style>
    <style:style style:name="T8" style:family="text">
      <style:text-properties style:font-name="Liberation Serif1" fo:font-style="italic" fo:font-weight="normal" officeooo:rsid="00158f89" style:font-style-asian="italic" style:font-weight-asian="normal" style:font-style-complex="italic" style:font-weight-complex="normal"/>
    </style:style>
    <style:style style:name="T9" style:family="text">
      <style:text-properties style:font-name="Liberation Serif1" fo:font-style="normal" fo:font-weight="normal" officeooo:rsid="00158f89" style:font-style-asian="normal" style:font-weight-asian="normal" style:font-style-complex="normal" style:font-weight-complex="normal"/>
    </style:style>
    <style:style style:name="T10" style:family="text">
      <style:text-properties style:font-name="Liberation Serif1" fo:font-size="14pt" fo:font-style="normal" fo:font-weight="normal" officeooo:rsid="00158f89" style:font-size-asian="12.25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c091b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35cm" fo:text-indent="-0.635cm" fo:margin-left="1.2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ircuito RC</text:p>
      <text:p text:style-name="P2"/>
      <text:p text:style-name="P2"/>
      <text:list xml:id="list553326855" text:style-name="L1">
        <text:list-item>
          <text:p text:style-name="P6">Introdução:</text:p>
        </text:list-item>
      </text:list>
      <text:list xml:id="list2007698148" text:style-name="L2">
        <text:list-header>
          <text:p text:style-name="P7"><text:tab/><text:span text:style-name="T2">Será montado um circuito de forma a demonstrar o comportamento da descarga de capacitores dependen</text:span><text:span text:style-name="T3">do da resistência dos resistores do circuito.</text:span></text:p>
          <text:p text:style-name="P11"/>
        </text:list-header>
      </text:list>
      <text:list xml:id="list2614844722" text:style-name="L3">
        <text:list-item>
          <text:p text:style-name="P21">Materiais utilizados:</text:p>
        </text:list-item>
      </text:list>
      <text:list xml:id="list2955518453" text:style-name="L4">
        <text:list-item>
          <text:list>
            <text:list-item>
              <text:p text:style-name="P22">1 Placa de montagem com conectores banana.</text:p>
            </text:list-item>
            <text:list-item>
              <text:p text:style-name="P12">1 Capacitor eletrolítico com capacitância conhecida.</text:p>
            </text:list-item>
            <text:list-item>
              <text:p text:style-name="P14"><text:span text:style-name="T2">1 Resistor de resistência 10k</text:span><text:span text:style-name="T4">Ω.</text:span></text:p>
            </text:list-item>
            <text:list-item>
              <text:p text:style-name="P16">1 Resistor de resistência 1kΩ.</text:p>
            </text:list-item>
            <text:list-item>
              <text:p text:style-name="P14">1 Fonte de tensão.</text:p>
            </text:list-item>
            <text:list-item>
              <text:p text:style-name="P14">1 Software de aquisição de dados.</text:p>
            </text:list-item>
            <text:list-item>
              <text:p text:style-name="P14">1 Sensor que funcione como voltímetro.</text:p>
            </text:list-item>
            <text:list-item>
              <text:p text:style-name="P13">Cabos para a ligação do circuito.</text:p>
            </text:list-item>
          </text:list>
        </text:list-item>
      </text:list>
      <text:p text:style-name="P3"/>
      <text:list xml:id="list44415248736541" text:continue-numbering="true" text:style-name="L4">
        <text:list-item>
          <text:p text:style-name="P8">Metodologia:</text:p>
        </text:list-item>
      </text:list>
      <text:p text:style-name="P1"><text:span text:style-name="T1"><text:tab/><text:tab/></text:span><text:span text:style-name="T2">Montar um circuito que contenha uma fonte de tensão, um capacitor e um resistor que poderá ter dois valores de resistência (1k</text:span><text:span text:style-name="T5">Ω e 10kΩ), após o carregamento do capacitor, a fonte será retirada e observaremos o decaimento de carga do capacitor.</text:span></text:p>
      <text:p text:style-name="P4"/>
      <text:list xml:id="list428065163" text:style-name="L5">
        <text:list-item>
          <text:p text:style-name="P17">Procedimento:</text:p>
        </text:list-item>
      </text:list>
      <text:p text:style-name="P9"><text:span text:style-name="T7"><text:tab/><text:tab/></text:span><text:span text:style-name="T5">O professor procede com o experimento e obtém as curvas de des</text:span><text:span text:style-name="T6">carga para ambos valores de resistência, então compara as curvas, utilizando a fórmula:</text:span></text:p>
      <text:p text:style-name="P9"><text:span text:style-name="T6"/></text:p>
      <text:p text:style-name="P10"><text:span text:style-name="T6">V(t) = V₀</text:span><text:span text:style-name="T8">e</text:span><text:span text:style-name="T9">^(-</text:span><text:span text:style-name="T8">t</text:span><text:span text:style-name="T9">/RC)<text:line-break/></text:span></text:p>
      <text:p text:style-name="P15"><text:span text:style-name="T9">Onde V₀ </text:span><text:span text:style-name="T10">é a tensão no capacitor no instante que ele começa a descarregar.</text:span></text:p>
      <text:p text:style-name="P18"><text:span text:style-name="T11"/></text:p>
      <text:list xml:id="list4104749055" text:style-name="L6">
        <text:list-item>
          <text:p text:style-name="P19"><text:span text:style-name="T11">Conclusão</text:span></text:p>
        </text:list-item>
      </text:list>
      <text:p text:style-name="P20"><text:span text:style-name="T11"><text:tab/><text:tab/>O professor conclui a demonstração relacionando a fórmula com os resultados do expe</text:span><text:span text:style-name="T12">riment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ans-serif" svg:font-family="sans-serif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style:font-name="Liberation Serif" fo:font-family="'Liberation Serif'" style:font-family-generic="roman" style:font-pitch="variable" fo:font-size="14pt" style:font-size-asian="12.25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5T04:49:56.177495327</meta:creation-date>
    <dc:date>2021-02-27T04:44:13.254688079</dc:date>
    <meta:editing-duration>PT33M3S</meta:editing-duration>
    <meta:editing-cycles>7</meta:editing-cycles>
    <meta:generator>LibreOffice/7.1.0.3$Linux_X86_64 LibreOffice_project/10$Build-3</meta:generator>
    <meta:document-statistic meta:table-count="0" meta:image-count="0" meta:object-count="0" meta:page-count="1" meta:paragraph-count="20" meta:word-count="185" meta:character-count="1091" meta:non-whitespace-character-count="934"/>
  </office:meta>
</office:document-meta>
</file>